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5ce" officeooo:paragraph-rsid="001a75ce"/>
    </style:style>
    <style:style style:name="P2" style:family="paragraph" style:parent-style-name="Standard">
      <style:text-properties fo:font-weight="bold" officeooo:rsid="001a75ce" officeooo:paragraph-rsid="001a75ce" style:font-weight-asian="bold" style:font-weight-complex="bold"/>
    </style:style>
    <style:style style:name="P3" style:family="paragraph" style:parent-style-name="Standard">
      <style:text-properties fo:font-weight="normal" officeooo:rsid="001a75ce" officeooo:paragraph-rsid="001a75ce" style:font-weight-asian="normal" style:font-weight-complex="normal"/>
    </style:style>
    <style:style style:name="P4" style:family="paragraph" style:parent-style-name="Standard">
      <style:text-properties fo:font-weight="normal" officeooo:rsid="001a75ce" officeooo:paragraph-rsid="001a75ce" style:font-weight-asian="normal" style:font-weight-complex="normal"/>
    </style:style>
    <style:style style:name="P5" style:family="paragraph" style:parent-style-name="Standard">
      <style:text-properties fo:font-weight="normal" officeooo:rsid="001d5039" officeooo:paragraph-rsid="001d5039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d5039" officeooo:paragraph-rsid="001d5039" style:font-weight-asian="normal" style:font-weight-complex="normal"/>
    </style:style>
    <style:style style:name="T1" style:family="text">
      <style:text-properties officeooo:rsid="001c6d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rd Search Game</text:p>
      <text:p text:style-name="P2"/>
      <text:p text:style-name="P3">This document is an initial draft design for the word search game. </text:p>
      <text:p text:style-name="P3"/>
      <text:p text:style-name="P2">Idea:</text:p>
      <text:p text:style-name="P2"/>
      <text:p text:style-name="P3">I want to create a game that is simple enough and add supporting features that are complex thus making the simple game experience expanded.</text:p>
      <text:p text:style-name="P3"/>
      <text:p text:style-name="P3">Open source:</text:p>
      <text:p text:style-name="P3"/>
      <text:p text:style-name="P3">Currently the game is open source but as we move to a commercialized version there is the possibility that all or some parts of the game will be private.</text:p>
      <text:p text:style-name="P3"/>
      <text:p text:style-name="P3">Expandable:</text:p>
      <text:p text:style-name="P3"/>
      <text:p text:style-name="P3">The game system should provide a way for game designers and possibly community developers to extend the content of the game trough a mod API.</text:p>
      <text:p text:style-name="P3"/>
      <text:p text:style-name="P3">Target Devices:</text:p>
      <text:p text:style-name="P3"/>
      <text:p text:style-name="P3">Mobile and Desktop devices (Downloadable only). </text:p>
      <text:p text:style-name="P3">There will be a web version of the game, but I’m not sure if it will exposed to the public. <text:span text:style-name="T1">It is created mainly to test the features of the game and the engine.</text:span></text:p>
      <text:p text:style-name="P3"/>
      <text:list xml:id="list3631825316" text:style-name="L1">
        <text:list-item>
          <text:p text:style-name="P6">Mobile:</text:p>
          <text:list>
            <text:list-item>
              <text:p text:style-name="P6">We will target IOS and Android devices (Both Tablet and Phone).</text:p>
            </text:list-item>
          </text:list>
        </text:list-item>
        <text:list-item>
          <text:p text:style-name="P6">Desktop:</text:p>
          <text:list>
            <text:list-item>
              <text:p text:style-name="P6">There will be a Desktop version for all 3 main OS (Windows, MacOS, Ubuntu)</text:p>
            </text:list-item>
          </text:list>
        </text:list-item>
        <text:list-item>
          <text:p text:style-name="P6">Web:</text:p>
          <text:list>
            <text:list-item>
              <text:p text:style-name="P6">We could have an HTML5 version (Still Undecided)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3:24:59.957940354</meta:creation-date>
    <meta:generator>LibreOffice/6.0.6.2$Linux_X86_64 LibreOffice_project/00m0$Build-2</meta:generator>
    <dc:date>2018-11-03T13:39:27.415567734</dc:date>
    <meta:editing-duration>PT13M10S</meta:editing-duration>
    <meta:editing-cycles>3</meta:editing-cycles>
    <meta:document-statistic meta:table-count="0" meta:image-count="0" meta:object-count="0" meta:page-count="1" meta:paragraph-count="17" meta:word-count="181" meta:character-count="978" meta:non-whitespace-character-count="818"/>
  </office:meta>
</office:document-meta>
</file>